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style>
    <style:style style:name="P2" style:family="paragraph" style:parent-style-name="Standard" style:master-page-name="PM2">
      <style:paragraph-properties fo:margin-left="0cm" fo:margin-right="0cm" fo:margin-top="0cm" fo:margin-bottom="0cm" loext:contextual-spacing="false" fo:line-height="100%" fo:text-align="start" style:justify-single-word="false" fo:widows="2" fo:text-indent="0cm" style:auto-text-indent="false" style:page-number="auto"/>
      <style:text-properties officeooo:paragraph-rsid="00071f34"/>
    </style:style>
    <style:style style:name="P3"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1" fo:font-size="12pt" fo:language="fr" fo:country="FR" officeooo:rsid="00071f34" officeooo:paragraph-rsid="00071f34" style:font-name-asian="Liberation Serif1" style:font-size-asian="12pt" style:font-name-complex="Liberation Serif1"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1" fo:font-size="12pt" fo:language="fr" fo:country="FR" officeooo:rsid="0008eb46" officeooo:paragraph-rsid="0008eb46" style:font-name-asian="Liberation Serif1" style:font-size-asian="12pt" style:font-name-complex="Liberation Serif1" style:font-size-complex="12pt"/>
    </style:style>
    <style:style style:name="P5" style:family="paragraph" style:parent-style-name="Standard">
      <style:paragraph-properties fo:margin-top="0cm" fo:margin-bottom="0cm" loext:contextual-spacing="false" fo:line-height="100%" fo:text-align="start" style:justify-single-word="false" fo:widows="2"/>
      <style:text-properties officeooo:paragraph-rsid="00071f34"/>
    </style:style>
    <style:style style:name="P6" style:family="paragraph" style:parent-style-name="Standard" style:list-style-name="L3">
      <style:paragraph-properties fo:margin-top="0cm" fo:margin-bottom="0cm" loext:contextual-spacing="false" fo:line-height="100%" fo:text-align="start" style:justify-single-word="false" fo:widows="2"/>
      <style:text-properties officeooo:paragraph-rsid="000aa238"/>
    </style:style>
    <style:style style:name="P7" style:family="paragraph" style:parent-style-name="Standard" style:list-style-name="L4">
      <style:paragraph-properties fo:margin-top="0cm" fo:margin-bottom="0cm" loext:contextual-spacing="false" fo:line-height="100%" fo:text-align="start" style:justify-single-word="false" fo:widows="2"/>
      <style:text-properties officeooo:paragraph-rsid="0008eb46"/>
    </style:style>
    <style:style style:name="P8" style:family="paragraph" style:parent-style-name="Standard" style:list-style-name="L4">
      <style:paragraph-properties fo:margin-top="0cm" fo:margin-bottom="0cm" loext:contextual-spacing="false" fo:line-height="100%" fo:text-align="start" style:justify-single-word="false" fo:widows="2"/>
      <style:text-properties officeooo:paragraph-rsid="000aa238"/>
    </style:style>
    <style:style style:name="P9" style:family="paragraph" style:parent-style-name="Standard" style:list-style-name="L5">
      <style:paragraph-properties fo:margin-top="0cm" fo:margin-bottom="0cm" loext:contextual-spacing="false" fo:line-height="100%" fo:text-align="start" style:justify-single-word="false" fo:widows="2"/>
      <style:text-properties officeooo:paragraph-rsid="000aa238"/>
    </style:style>
    <style:style style:name="P10" style:family="paragraph" style:parent-style-name="Standard">
      <style:paragraph-properties fo:margin-top="0cm" fo:margin-bottom="0cm" loext:contextual-spacing="false" fo:line-height="100%" fo:text-align="start" style:justify-single-word="false" fo:widows="2"/>
      <style:text-properties officeooo:paragraph-rsid="000aa238"/>
    </style:style>
    <style:style style:name="P11" style:family="paragraph" style:parent-style-name="Standard" style:list-style-name="L6">
      <style:paragraph-properties fo:margin-top="0cm" fo:margin-bottom="0cm" loext:contextual-spacing="false" fo:line-height="100%" fo:text-align="start" style:justify-single-word="false" fo:widows="2"/>
      <style:text-properties officeooo:paragraph-rsid="000aa238"/>
    </style:style>
    <style:style style:name="P12" style:family="paragraph" style:parent-style-name="Standard" style:list-style-name="L4">
      <style:paragraph-properties fo:margin-top="0cm" fo:margin-bottom="0cm" loext:contextual-spacing="false" fo:line-height="100%" fo:text-align="start" style:justify-single-word="false" fo:widows="2"/>
      <style:text-properties officeooo:rsid="000b2b63" officeooo:paragraph-rsid="000b2b63"/>
    </style:style>
    <style:style style:name="P13" style:family="paragraph" style:parent-style-name="Standard" style:list-style-name="L6">
      <style:paragraph-properties fo:margin-top="0cm" fo:margin-bottom="0cm" loext:contextual-spacing="false" fo:line-height="100%" fo:text-align="start" style:justify-single-word="false" fo:widows="2"/>
      <style:text-properties officeooo:rsid="000b2b63" officeooo:paragraph-rsid="000b2b63"/>
    </style:style>
    <style:style style:name="P14" style:family="paragraph" style:parent-style-name="Standard">
      <style:paragraph-properties fo:margin-top="0cm" fo:margin-bottom="0cm" loext:contextual-spacing="false" fo:line-height="100%" fo:text-align="start" style:justify-single-word="false" fo:widows="2"/>
      <style:text-properties officeooo:rsid="000b2b63" officeooo:paragraph-rsid="000b2b63"/>
    </style:style>
    <style:style style:name="P15" style:family="paragraph" style:parent-style-name="Standard">
      <style:paragraph-properties fo:margin-top="0cm" fo:margin-bottom="0cm" loext:contextual-spacing="false" fo:line-height="100%" fo:text-align="start" style:justify-single-word="false" fo:widows="2"/>
      <style:text-properties officeooo:rsid="000c7eb8" officeooo:paragraph-rsid="000c7eb8"/>
    </style:style>
    <style:style style:name="P16" style:family="paragraph" style:parent-style-name="Standard" style:list-style-name="L4">
      <style:paragraph-properties fo:margin-top="0cm" fo:margin-bottom="0cm" loext:contextual-spacing="false" fo:line-height="100%" fo:text-align="start" style:justify-single-word="false" fo:widows="2"/>
      <style:text-properties officeooo:rsid="000c7eb8" officeooo:paragraph-rsid="000c7eb8"/>
    </style:style>
    <style:style style:name="T1" style:family="text">
      <style:text-properties fo:color="#000000" style:font-name="Liberation Serif1" fo:font-size="12pt" fo:language="fr" fo:country="FR" style:font-name-asian="Liberation Serif1" style:font-size-asian="12pt" style:font-name-complex="Liberation Serif1" style:font-size-complex="12pt"/>
    </style:style>
    <style:style style:name="T2" style:family="text">
      <style:text-properties fo:color="#000000" style:font-name="Liberation Serif1" fo:font-size="12pt" fo:language="fr" fo:country="FR" officeooo:rsid="0007ef72" style:font-name-asian="Liberation Serif1" style:font-size-asian="12pt" style:font-name-complex="Liberation Serif1" style:font-size-complex="12pt"/>
    </style:style>
    <style:style style:name="T3" style:family="text">
      <style:text-properties fo:color="#000000" style:font-name="Liberation Serif1" fo:font-size="12pt" fo:language="fr" fo:country="FR" officeooo:rsid="0008eb46" style:font-name-asian="Liberation Serif1" style:font-size-asian="12pt" style:font-name-complex="Liberation Serif1" style:font-size-complex="12pt"/>
    </style:style>
    <style:style style:name="T4" style:family="text">
      <style:text-properties fo:color="#000000" style:font-name="Liberation Serif1" fo:font-size="12pt" fo:language="fr" fo:country="FR" officeooo:rsid="00071f34" style:font-name-asian="Liberation Serif1" style:font-size-asian="12pt" style:font-name-complex="Liberation Serif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nsidérations sur le type de développeuses.</text:span></text:p>
      <text:p text:style-name="P5"><text:span text:style-name="T1"><text:line-break/><text:line-break/>Il est possible de réaliser une développeuse à film suivant deux principales approches:</text:span></text:p>
      <text:p text:style-name="P5"><text:span text:style-name="T1"/></text:p>
      <text:p text:style-name="P5"><text:span text:style-name="T1">La première est d’utiliser une cuve «classique» chargée avec des spires, et d’automatiser le processus de remplissage et de vidange des cuves. C’est le principe des machines de développement Jobo (cuve horizontale) et également du film-o-mat (cuve verticale)</text:span></text:p>
      <text:p text:style-name="P5"><text:span text:style-name="T1"/></text:p>
      <text:p text:style-name="P5"><text:span text:style-name="T1">Cette solution présente les avantages suivants:</text:span></text:p>
      <text:list xml:id="list3793268977077208305" text:style-name="L6">
        <text:list-item>
          <text:p text:style-name="P11"><text:span text:style-name="T1">Economie de produits, </text:span><text:span text:style-name="T4">dans le cas d’une cuve horizontale en rotation continue.</text:span></text:p>
        </text:list-item>
        <text:list-item>
          <text:p text:style-name="P11"><text:span text:style-name="T4">Grand choix de formats traitable (110, 135, 120, 220, plans films, papier, etc.)</text:span></text:p>
        </text:list-item>
        <text:list-item>
          <text:p text:style-name="P11"><text:span text:style-name="T2">Modularité : on peut passer du noir et blanc à la couleur sans problème, il suffit d’un rinçage et de changer de flacons.</text:span></text:p>
        </text:list-item>
        <text:list-item>
          <text:p text:style-name="P13"><text:span text:style-name="T2">M</text:span><text:span text:style-name="T1">achine techniquement simple, donc plus accessible.</text:span></text:p>
        </text:list-item>
      </text:list>
      <text:p text:style-name="P3">Elle présente en revanche certains inconvénients :</text:p>
      <text:list xml:id="list2576325206879732143" text:style-name="L5">
        <text:list-item>
          <text:p text:style-name="P9"><text:span text:style-name="T4">Chargement manuel de la cuve (spires) en chambre noire.</text:span></text:p>
        </text:list-item>
        <text:list-item>
          <text:p text:style-name="P9"><text:span text:style-name="T2">Remplissage et vidange manuels (pour les modèles existants)</text:span></text:p>
        </text:list-item>
        <text:list-item>
          <text:p text:style-name="P9"><text:span text:style-name="T2">Séchage du film non compris.</text:span></text:p>
        </text:list-item>
      </text:list>
      <text:p text:style-name="P10"><text:span text:style-name="T2"/></text:p>
      <text:p text:style-name="P10"><text:span text:style-name="T2"/></text:p>
      <text:p text:style-name="P10"><text:span text:style-name="T2">La deuxième approche est de faire passer le film dans une succession de bains à une vitesse constante, le temps de traitement étant défini par l’adéquation vitesse du transport/taille et quantité des bains. c’est le principe des machines industrielles de type Kis, Fuji, Ilford, etc.</text:span></text:p>
      <text:p text:style-name="P10"><text:span text:style-name="T2"><text:line-break/>Cette solution présente les avantages suivants :</text:span></text:p>
      <text:list xml:id="list9029775020751069272" text:style-name="L3">
        <text:list-item>
          <text:p text:style-name="P6"><text:span text:style-name="T2">Facilité d’utilisation : il suffit de scotcher le film sur une carte amorce </text:span><text:span text:style-name="T3">et de lancer le programme.</text:span></text:p>
        </text:list-item>
        <text:list-item>
          <text:p text:style-name="P6"><text:span text:style-name="T3">Le séchage peut être intégré à la machine.</text:span></text:p>
        </text:list-item>
      </text:list>
      <text:p text:style-name="P4">Elle présente en revanche certains inconvénients :</text:p>
      <text:list xml:id="list2678205596034698676" text:style-name="L4">
        <text:list-item>
          <text:p text:style-name="P7"><text:span text:style-name="T3">Volume de chimie plus conséquent.</text:span></text:p>
        </text:list-item>
        <text:list-item>
          <text:p text:style-name="P8"><text:span text:style-name="T3">Nécessité d’un volume de production mini pour rentabiliser les chimies.</text:span></text:p>
        </text:list-item>
        <text:list-item>
          <text:p text:style-name="P16"><text:span text:style-name="T3">M</text:span><text:span text:style-name="T1">achine limitée à quelques formats (135, 120, 220).</text:span></text:p>
        </text:list-item>
        <text:list-item>
          <text:p text:style-name="P8"><text:span text:style-name="T3">Machine potentiellement encombrante et lourde.</text:span></text:p>
        </text:list-item>
        <text:list-item>
          <text:p text:style-name="P12"><text:span text:style-name="T3">M</text:span><text:span text:style-name="T1">achine techniquement complexe, donc chère.</text:span></text:p>
        </text:list-item>
      </text:list>
      <text:p text:style-name="P14"><text:span text:style-name="T1"/></text:p>
      <text:p text:style-name="P15"><text:span text:style-name="T1">Une solution idéale serait donc celle qui combinerait la simplicité d’utilisation des machines à transport continu avec la souplesse des machines à cuve rota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08-26T12:10:24.068164610</dc:date>
    <meta:editing-duration>PT12M3S</meta:editing-duration>
    <meta:editing-cycles>4</meta:editing-cycles>
    <meta:document-statistic meta:table-count="0" meta:image-count="0" meta:object-count="0" meta:page-count="1" meta:paragraph-count="23" meta:word-count="302" meta:character-count="1906" meta:non-whitespace-character-count="1638"/>
  </office:meta>
</office:document-meta>
</file>